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344*"/>
    </style:style>
    <style:style style:name="Таблица3.B" style:family="table-column">
      <style:table-column-properties style:column-width="13.785cm" style:rel-column-width="7815*"/>
    </style:style>
    <style:style style:name="Таблица3.C" style:family="table-column">
      <style:table-column-properties style:column-width="2.637cm" style:rel-column-width="1495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Text_20_body">
      <style:text-properties fo:language="ru" fo:country="RU" fo:font-weight="bold" style:font-weight-asian="bold" style:font-weight-complex="bold"/>
    </style:style>
    <style:style style:name="P8" style:family="paragraph" style:parent-style-name="Text_20_body">
      <style:text-properties fo:language="ru" fo:country="RU" fo:font-weight="normal" style:font-weight-asian="normal" style:font-weight-complex="normal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8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5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2">type_id </text:span>на <text:span text:style-name="T2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2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2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2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2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2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5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5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5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ext:soft-page-break/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2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5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5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2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2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5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5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5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2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5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2">model (</text:span><text:span text:style-name="T1">из </text:span><text:span text:style-name="T2">configuration), </text:span><text:span text:style-name="T1">также изменился базовый </text:span><text:span text:style-name="T2">package </text:span><text:span text:style-name="T1">для них: ru.intertrust.cm.core.config</text:span><text:span text:style-name="T1"> </text:span><text:span text:style-name="T2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2">AttachmentService: </text:span>метод getAttachmentDomainObjectsFor() объявлен <text:span text:style-name="T2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2">JDBC-</text:span>интерфейс для обеспечения работы <text:span text:style-name="T2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5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5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3-12-11T16:30:43.05</dc:date>
    <meta:editing-duration>PT2H4M10S</meta:editing-duration>
    <meta:editing-cycles>4</meta:editing-cycles>
    <meta:generator>OpenOffice.org/3.3$Win32 OpenOffice.org_project/330m20$Build-9567</meta:generator>
    <meta:document-statistic meta:table-count="4" meta:image-count="0" meta:object-count="0" meta:page-count="2" meta:paragraph-count="127" meta:word-count="476" meta:character-count="3656"/>
  </office:meta>
</office:document-meta>
</file>